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E00000193AACE8D75EE5030C9.png" manifest:media-type="image/png"/>
  <manifest:file-entry manifest:full-path="Pictures/100000000000033B000001BC1C9BE92BDB983CB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0.42cm" svg:width="17cm" svg:height="9.126cm" draw:z-index="0"><draw:image xlink:href="Pictures/100000000000033B000001BC1C9BE92BDB983CBF.png" xlink:type="simple" xlink:show="embed" xlink:actuate="onLoad" loext:mime-type="image/png"/></draw:frame><draw:frame draw:style-name="fr1" draw:name="Image2" text:anchor-type="paragraph" svg:x="0.503cm" svg:y="13.229cm" svg:width="17cm" svg:height="9.133cm" draw:z-index="1"><draw:image xlink:href="Pictures/10000000000002EE00000193AACE8D75EE5030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ontserrat" fo:font-size="16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ontserrat" fo:font-size="16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Montserrat" fo:font-family="Montserrat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ontserrat" fo:font-family="Montserrat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ontserrat" fo:font-family="Montserrat" fo:font-size="12pt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a Montalvo Yarnold </meta:initial-creator>
    <meta:creation-date>2020-04-26T20:33:18.196974934</meta:creation-date>
    <dc:date>2020-04-26T20:34:13.756899940</dc:date>
    <dc:creator>Alejandra Montalvo Yarnold </dc:creator>
    <meta:editing-duration>PT5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